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</text:p>
      <text:p text:style-name="Text_20_body">Date: </text:p>
      <text:p text:style-name="Text_20_body">Time: </text:p>
      <text:p text:style-name="Text_20_body">Facilitator: </text:p>
      <text:p text:style-name="Text_20_body">Participants: Jonas Jacobsson &amp; Christian Bergström</text:p>
      <text:list xml:id="list1863212235" text:style-name="L1">
        <text:list-item>
          <text:p text:style-name="P1">Objectives (5 min)</text:p>
          <text:p text:style-name="P1">What should be discussed during this meeting?</text:p>
        </text:list-item>
        <text:list-item>
          <text:p text:style-name="P1">Reports (15 min)</text:p>
          <text:p text:style-name="P1">What has been done.</text:p>
        </text:list-item>
        <text:list-item>
          <text:p text:style-name="P1">Discussion items (35 min)</text:p>
          <text:p text:style-name="P1">What was discussed during the meeting?</text:p>
        </text:list-item>
        <text:list-item>
          <text:p text:style-name="P1">Outcomes and assignments (5 min)</text:p>
          <text:p text:style-name="P1">What was decided? Who should do what?</text:p>
        </text:list-item>
        <text:list-item>
          <text:p text:style-name="P1">Wrap up</text:p>
          <text:p text:style-name="P1">What wasn't solved?</text:p>
          <text:p text:style-name="P1">Next meeting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4-15T09:13:51</dc:date>
    <meta:editing-cycles>8</meta:editing-cycles>
    <meta:editing-duration>PT00H24M51S</meta:editing-duration>
    <dc:creator>Jonas Jacobson</dc:creator>
    <meta:document-statistic meta:table-count="0" meta:image-count="0" meta:object-count="0" meta:page-count="1" meta:paragraph-count="17" meta:word-count="64" meta:character-count="381"/>
    <meta:user-defined meta:name="Info 1"/>
    <meta:user-defined meta:name="Info 2"/>
    <meta:user-defined meta:name="Info 3"/>
    <meta:user-defined meta:name="Info 4"/>
  </office:meta>
</office:document-meta>
</file>